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5.6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string">
            <text:p>62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629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10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resumptionToken=!!!oai_dc!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77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772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76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resumptionToken=!!!oai_dc!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string">
            <text:p>88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88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string">
            <text:p>88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string">
            <text:p>49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string">
            <text:p>49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resumptionToken=!!!oai_dc!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string">
            <text:p>9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string">
            <text:p>98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string">
            <text:p>97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string">
            <text:p>78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string">
            <text:p>78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string">
            <text:p>784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resumptionToken=!!!oai_dc!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6:::secs: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string">
            <text:p>139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string">
            <text:p>80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string">
            <text:p>80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string">
            <text:p>8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resumptionToken=!!!oai_dc!1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string">
            <text:p>11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string">
            <text:p>32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string">
            <text:p>3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string">
            <text:p>32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resumptionToken=!!!oai_dc!3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string">
            <text:p>16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string">
            <text:p>167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string">
            <text:p>55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string">
            <text:p>5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string">
            <text:p>5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string">
            <text:p>5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string">
            <text:p>55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resumptionToken=!!!oai_dc!6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5:::secs: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string">
            <text:p>7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string">
            <text:p>7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string">
            <text:p>5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7:::secs: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string">
            <text:p>58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resumptionToken=!!!oai_dc!12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string">
            <text:p>98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string">
            <text:p>9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0:::secs:</text:p>
          </table:table-cell>
          <table:table-cell office:value-type="string">
            <text:p>98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9:::secs:</text:p>
          </table:table-cell>
          <table:table-cell office:value-type="string">
            <text:p>53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8:::secs:</text:p>
          </table:table-cell>
          <table:table-cell office:value-type="string">
            <text:p>53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7:::secs:</text:p>
          </table:table-cell>
          <table:table-cell office:value-type="string">
            <text:p>5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resumptionToken=!!!oai_dc!25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7:::secs: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8:::secs: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9:::secs: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string">
            <text:p>15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7:::secs:</text:p>
          </table:table-cell>
          <table:table-cell office:value-type="string">
            <text:p>37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3:::secs: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14:::secs:</text:p>
          </table:table-cell>
          <table:table-cell office:value-type="string">
            <text:p>37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resumptionToken=!!!oai_dc!51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79:::secs:</text:p>
          </table:table-cell>
          <table:table-cell office:value-type="string">
            <text:p>10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string">
            <text:p>106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4:::secs:</text:p>
          </table:table-cell>
          <table:table-cell office:value-type="string">
            <text:p>10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string">
            <text:p>10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3:::secs:</text:p>
          </table:table-cell>
          <table:table-cell office:value-type="string">
            <text:p>106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6:::secs: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string">
            <text:p>76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4:::secs:</text:p>
          </table:table-cell>
          <table:table-cell office:value-type="string">
            <text:p>76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resumptionToken=!!!oai_dc!1023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11:::secs:</text:p>
          </table:table-cell>
          <table:table-cell office:value-type="string">
            <text:p>107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7:::secs: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5:::secs: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7:::secs: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80:::secs:</text:p>
          </table:table-cell>
          <table:table-cell office:value-type="string">
            <text:p>10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8:::secs: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6:::secs:</text:p>
          </table:table-cell>
          <table:table-cell office:value-type="string">
            <text:p>6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7:::secs:</text:p>
          </table:table-cell>
          <table:table-cell office:value-type="string">
            <text:p>6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string">
            <text:p>69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resumptionToken=!!!oai_dc!2047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0.33:::secs: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0:::secs: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7:::secs:</text:p>
          </table:table-cell>
          <table:table-cell office:value-type="string">
            <text:p>88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9:::secs: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67:::secs:</text:p>
          </table:table-cell>
          <table:table-cell office:value-type="string">
            <text:p>88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45:::secs: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3:::secs: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9:::secs: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29:::secs: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35:::secs:</text:p>
          </table:table-cell>
          <table:table-cell office:value-type="string">
            <text:p>60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resumptionToken=!!!oai_dc!4095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25:::secs: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6.57:::secs: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63.24:::secs:</text:p>
          </table:table-cell>
          <table:table-cell office:value-type="string">
            <text:p>1041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0.36:::secs: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70.77:::secs:</text:p>
          </table:table-cell>
          <table:table-cell office:value-type="string">
            <text:p>10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26:::secs:</text:p>
          </table:table-cell>
          <table:table-cell office:value-type="string">
            <text:p>62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6.91:::secs:</text:p>
          </table:table-cell>
          <table:table-cell office:value-type="string">
            <text:p>62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0:::secs:</text:p>
          </table:table-cell>
          <table:table-cell office:value-type="string">
            <text:p>62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28:::secs:</text:p>
          </table:table-cell>
          <table:table-cell office:value-type="string">
            <text:p>62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34:::secs:</text:p>
          </table:table-cell>
          <table:table-cell office:value-type="string">
            <text:p>62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resumptionToken=!!!oai_dc!819190[0m</text:p>
          </table:table-cell>
        </table:table-row>
        <table:table-row table:style-name="ro1">
          <table:table-cell office:value-type="string">
            <text:p>\|/[0;34mHTTP/1.1</text:p>
          </table:table-cell>
          <table:table-cell office:value-type="float" office:value="200">
            <text:p>200</text:p>
          </table:table-cell>
          <table:table-cell office:value-type="string">
            <text:p>1195.94:::secs:</text:p>
          </table:table-cell>
          <table:table-cell office:value-type="string">
            <text:p>90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46.82:::secs:</text:p>
          </table:table-cell>
          <table:table-cell office:value-type="string">
            <text:p>90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7.74:::secs:</text:p>
          </table:table-cell>
          <table:table-cell office:value-type="string">
            <text:p>90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5.65:::secs:</text:p>
          </table:table-cell>
          <table:table-cell office:value-type="string">
            <text:p>90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64" meta:object-count="0"/>
    <meta:generator>LibreOffice/3.5$Linux_x86 LibreOffice_project/350m1$Build-2</meta:generator>
  </office:meta>
</office:document-meta>
</file>